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4000000201935EAA5D2B3D2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fo:language="en" fo:country="US"/>
    </style:style>
    <style:style style:name="P2" style:family="paragraph" style:parent-style-name="Text_20_body">
      <style:text-properties fo:language="en" fo:country="US"/>
    </style:style>
    <style:style style:name="P3" style:family="paragraph" style:parent-style-name="Text_20_body" style:list-style-name="L2">
      <style:text-properties fo:language="en" fo:country="US"/>
    </style:style>
    <style:style style:name="P4" style:family="paragraph" style:parent-style-name="Text_20_body">
      <style:text-properties fo:language="en" fo:country="US" officeooo:paragraph-rsid="000e0079"/>
    </style:style>
    <style:style style:name="P5" style:family="paragraph" style:parent-style-name="Text_20_body">
      <style:text-properties fo:language="en" fo:country="US" officeooo:rsid="00205611" officeooo:paragraph-rsid="00205611"/>
    </style:style>
    <style:style style:name="P6" style:family="paragraph" style:parent-style-name="Text_20_body">
      <style:text-properties fo:language="en" fo:country="US" officeooo:rsid="0026d6e0" officeooo:paragraph-rsid="0026d6e0"/>
    </style:style>
    <style:style style:name="P7" style:family="paragraph" style:parent-style-name="Text_20_body">
      <style:text-properties officeooo:paragraph-rsid="000e0079"/>
    </style:style>
    <style:style style:name="P8" style:family="paragraph" style:parent-style-name="Text_20_body" style:list-style-name="L2">
      <style:paragraph-properties fo:margin-top="0cm" fo:margin-bottom="0cm" loext:contextual-spacing="false"/>
      <style:text-properties fo:language="en" fo:country="US"/>
    </style:style>
    <style:style style:name="P9" style:family="paragraph" style:parent-style-name="Standard">
      <style:text-properties fo:language="en" fo:country="US"/>
    </style:style>
    <style:style style:name="P10" style:family="paragraph" style:parent-style-name="Standard">
      <style:text-properties fo:language="en" fo:country="US" officeooo:paragraph-rsid="000e0079"/>
    </style:style>
    <style:style style:name="P11" style:family="paragraph" style:parent-style-name="Normal">
      <style:text-properties fo:language="en" fo:country="US" officeooo:rsid="00158c6b" officeooo:paragraph-rsid="00158c6b"/>
    </style:style>
    <style:style style:name="P12" style:family="paragraph" style:parent-style-name="Normal">
      <style:text-properties fo:language="en" fo:country="US" officeooo:rsid="001b5016" officeooo:paragraph-rsid="001b5016"/>
    </style:style>
    <style:style style:name="P13" style:family="paragraph" style:parent-style-name="Normal">
      <style:text-properties officeooo:paragraph-rsid="00191822"/>
    </style:style>
    <style:style style:name="T1" style:family="text">
      <style:text-properties officeooo:rsid="000dd7c4"/>
    </style:style>
    <style:style style:name="T2" style:family="text">
      <style:text-properties officeooo:rsid="000e0079"/>
    </style:style>
    <style:style style:name="T3" style:family="text">
      <style:text-properties fo:language="en" fo:country="US"/>
    </style:style>
    <style:style style:name="T4" style:family="text">
      <style:text-properties fo:language="en" fo:country="US" officeooo:rsid="000e0079"/>
    </style:style>
    <style:style style:name="T5" style:family="text">
      <style:text-properties style:font-name="Liberation Serif" officeooo:rsid="000e0079"/>
    </style:style>
    <style:style style:name="T6" style:family="text">
      <style:text-properties officeooo:rsid="001e45b0"/>
    </style:style>
    <style:style style:name="T7" style:family="text">
      <style:text-properties officeooo:rsid="0022068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apply-filter="true" form:enctype="multipart/formdata" form:method="post" form:control-implementation="ooo:com.sun.star.form.component.Form" office:target-frame="" xlink:href="https://shuttleworthfoundation.formstack.com/forms/index.php" xlink:type="simple">
          <form:properties>
            <form:property form:property-name="PropertyChangeNotificationEnabled" office:value-type="boolean" office:boolean-value="true"/>
          </form:properties>
        </form:form>
        <form:form form:apply-filter="true" form:enctype="multipart/formdata" form:method="post" form:control-implementation="ooo:com.sun.star.form.component.Form" office:target-frame="" xlink:href="https://shuttleworthfoundation.formstack.com/forms/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application">
        <text:h text:style-name="P1" text:outline-level="2"><text:bookmark text:name="form"/>Applications for the March 2017 intake will close on 1 November 2016 </text:h>
        <text:h text:style-name="P1" text:outline-level="2"><text:bookmark text:name="form1"/>A full application comprises of </text:h>
        <text:list xml:id="list946429705116408631" text:style-name="L2">
          <text:list-item>
            <text:p text:style-name="P8">this online application form </text:p>
          </text:list-item>
          <text:list-item>
            <text:p text:style-name="P8">your application video - not longer than 5 minutes </text:p>
          </text:list-item>
          <text:list-item>
            <text:p text:style-name="P8">your resume </text:p>
          </text:list-item>
          <text:list-item>
            <text:p text:style-name="P3">Please use no more that 1500 characters per essay question </text:p>
          </text:list-item>
        </text:list>
        <text:section text:style-name="Sect1" text:name="fsPage2053378-1">
          <text:p text:style-name="P2"/>
        </text:section>
      </text:section>
      <text:section text:style-name="Sect1" text:name="Section3">
        <text:section text:style-name="Sect1" text:name="Section4">
          <text:section text:style-name="Sect1" text:name="fsSupporting33844431">
            <text:p text:style-name="P4">1) Tell us about the world as you see it.</text:p>
            <text:p text:style-name="P4">(A description of the status quo and context in which you will be working)</text:p>
            <text:p text:style-name="P11">I work in one of the richest hospitals in the world – an academic hospital in Canada – and one of the poorest – Al Shifa hospital in the Gaza strip. I worked during crises in both, and felt critical differences between the two worlds when it came to lifesaving medical devices. The high cost of modern diagnostic and therapeutic medical devices renders them inaccessible to many providers in the developed world, where there may be fewer devices than are needed. In low- and middle-income communities, however, devices are often completely unavailable. Put academically, this results in a lower standard of care for people served by these institutions compared to richer ones. Put emotionally, that’s me and my colleagues unable to care for our patients like we know we should.</text:p>
            <text:p text:style-name="P11"/>
            <text:p text:style-name="P11">The senselessness of this disparity is obvious when examining one of the pillars of medical practice: the stethoscope. This simple instrument has undergone little innovation in design or fabrication in the past century – certainly since Dr. David Littmann patented his model in 1963. Despite this, the field’s gold standard Littmann Cardiology III stethoscope still costs several hundred US dollars. This cost is a barrier even in the developed world. In Gaza, it meant that we had to put our ears to patients’ chests to hear their breaths.</text:p>
            <text:p text:style-name="P11"/>
            <text:p text:style-name="P11">This state of affairs grows from a culture that stifles dissemination and innovation in favour of patents and profit, leading to unnecessary disenfranchisement and poor health.</text:p>
            <text:p text:style-name="P4"/>
            <text:p text:style-name="P4">2) What change do you want to make in the world?</text:p>
            <text:p text:style-name="P4">(A description of what you want to change about the status quo, in the world, your personal vision for this area)</text:p>
            <text:p text:style-name="P4"/>
            <text:p text:style-name="P12">I want to end the asymmetry of care by giving health care providers access to high quality medical equipment at low cost using an open access model.</text:p>
            <text:p text:style-name="P12"><text:soft-page-break/></text:p>
            <text:p text:style-name="P12">I want to create the medical devices to make that possible, <text:span text:style-name="T6">and get them certified by regulatory authorities in developed countries so that people everywhere can feel confident in them.</text:span></text:p>
            <text:p text:style-name="P12"/>
            <text:p text:style-name="P12">I want doctors, nurses, students and others to help by changing their relationship<text:span text:style-name="T6">s</text:span> from consumers of medical devices to participants and creators.</text:p>
            <text:p text:style-name="P12"/>
            <text:p text:style-name="P12">I want to prove that open medical hardware is not only viable, but the best approach to creating and disseminating off-patent devices.</text:p>
            <text:p text:style-name="P13"/>
            <text:p text:style-name="P4">3) What do you believe has prevented this change to date?</text:p>
            <text:p text:style-name="P4">(Describe the innovations or questions you would like to explore during the fellowship year)</text:p>
            <text:p text:style-name="P5"/>
            <text:p text:style-name="P5">I see three historical barriers to this change. The largest was the lack of affordable and accessible prototyping and production equipment. Even a decade ago, it would have been impossible for a small-scale researcher or clinician like me to prototype and test a piece of medical equipment. <text:span text:style-name="T7">Production</text:span> therefore required complex <text:span text:style-name="T7">knowhow, </text:span>institutional partnerships and funding. This requirement <text:span text:style-name="T7">adds cost and complexity, reducing the incentives for cheap and low-margin devices</text:span>. <text:span text:style-name="T7">This barrier is currently melting away.</text:span></text:p>
            <text:p text:style-name="P5"/>
            <text:p text:style-name="P5"><text:span text:style-name="T7">Another barrier is the expensive and time-consuming research and development required for medical devices. The use of medical devices to make lifesaving decisions means that they must be developed and tested to the highest clinical, technical and ethical standards. This generally relegates R&amp;D to academics, who are disproportionately rewarded for novel research that generates high-impact publications rather than mundane infrastructural work. The pool of researchers able and willing to work on low-cost open-source medical devices is therefore small.</text:span></text:p>
            <text:p text:style-name="P5"/>
            <text:p text:style-name="P6">A final major barrier to the use of open hardware medical devices is negotiating the regulatory environment. Licensing devices is expensive and tedious, and negates the ability to self-produce devices by individuals and small groups. Several thoughtful approaches exist for negotiating these problems, but it is unclear how well they will survive over time.</text:p>
            <text:p text:style-name="P4"/>
            <text:p text:style-name="P4"/>
            <text:p text:style-name="P4">4) What are you going to do to get there?</text:p>
            <text:p text:style-name="P4"><text:soft-page-break/>(A description of what you actually plan to do during the year)</text:p>
            <text:p text:style-name="P4"/>
            <text:p text:style-name="P4"/>
            <text:p text:style-name="P4">5) What challenges or uncertainties do you expect to face?</text:p>
            <text:p text:style-name="P4"/>
            <text:p text:style-name="P4">6) What part does openness play in your idea?</text:p>
            <text:p text:style-name="P4"><text:span text:style-name="T3"/></text:p>
            <text:p text:style-name="P4">7) Does your idea/project have a name?</text:p>
            <text:p text:style-name="P4">Yes</text:p>
            <text:p text:style-name="P10">Project/Idea Name: <text:span text:style-name="T2">Glia: </text:span><text:span text:style-name="T5">High-quality low-cost open-access medical hardware</text:span></text:p>
            <text:p text:style-name="P4"/>
            <text:p text:style-name="P4">8) Have you started implementation of the idea? Yes</text:p>
            <text:p text:style-name="P4"/>
            <text:p text:style-name="P4">9) How have you funded your initiative in the past?</text:p>
            <text:p text:style-name="P4">Self funded </text:p>
            <text:p text:style-name="P4">Other: <text:span text:style-name="T1">I received two small grants from the University of Western Ontario’s medical school for two student summer internships. These grants paid for small stipends for the students during the summer.</text:span></text:p>
            <text:p text:style-name="P4">10) Who are your current or potential key partners?</text:p>
            <text:p text:style-name="P4"/>
            <text:p text:style-name="P4">11) Do you intend to implement the idea as a for profit or not for profit initiative?</text:p>
            <text:p text:style-name="P4">Not for profit</text:p>
            <text:p text:style-name="P4"/>
            <text:p text:style-name="P4">12) Where will you be based during the fellowship?</text:p>
            <text:p text:style-name="P4"><text:span text:style-name="T2">Base Country: Canada (8 months) / Palestinian Territories (4 months)</text:span></text:p>
            <text:p text:style-name="P4"><text:span text:style-name="T2">Base City: London (Canada) / Gaza City</text:span></text:p>
            <text:p text:style-name="P4"/>
            <text:p text:style-name="P4">13) Where will you implement your idea?</text:p>
            <text:p text:style-name="P4">Same as above</text:p>
            <text:p text:style-name="P4"/>
            <text:p text:style-name="P4"><text:soft-page-break/>14) Do you have an online presence? <text:span text:style-name="T2">Yes</text:span></text:p>
            <text:p text:style-name="P4"><text:span text:style-name="T2">Please Provide Links to your Web Presence/s</text:span></text:p>
            <text:p text:style-name="P4"/>
            <text:p text:style-name="P4">15) Does the idea/project have an online presence? Yes</text:p>
            <text:p text:style-name="P4">Please Provide Links to your Project/Idea's Web Presence/s</text:p>
            <text:p text:style-name="P4"/>
            <text:p text:style-name="P4">Upload Resume</text:p>
            <text:p text:style-name="P4">PDF file is preferable.</text:p>
            <text:p text:style-name="P4"/>
            <text:p text:style-name="P4">Link to your video</text:p>
            <text:p text:style-name="P4">Vimeo or YouTube preferable. Facebook or Dropbox links not accepted</text:p>
            <text:p text:style-name="P4"/>
            <text:p text:style-name="P4">I acknowledge that:*</text:p>
            <text:p text:style-name="P4">This video is purpose made for this application.</text:p>
            <text:p text:style-name="P4">This video link points to a video available on a video hosting service like Vimeo or YouTube.</text:p>
            <text:p text:style-name="P4"/>
            <text:p text:style-name="P4">16. Have you applied for a Shuttleworth Foundation Fellowship in a previous round?</text:p>
            <text:p text:style-name="P4">No</text:p>
            <text:p text:style-name="P4"/>
            <text:p text:style-name="P4">15. How did you hear about the Shuttleworth Foundation Fellowship Program?</text:p>
            <text:p text:style-name="P4">Current/Past Fellow</text:p>
            <text:p text:style-name="P4">On the web</text:p>
            <text:p text:style-name="P4"/>
            <text:p text:style-name="P4">I acknowledge that:*</text:p>
            <text:p text:style-name="P4">I have read and understood the Foundation Privacy Policy: https://shuttleworthfoundation.org/privacy/ I have read and understood the Terms and Conditions of the website: https://shuttleworthfoundation.org/terms/ I am above the age of majority in my country of residence and can legally enter into contracts. I understand that the Foundation will require all intellectual property created as part of the Fellowship to be openly licensed. I understand that if my project has a for-profit element, the Foundation will ask for an equity stake based on the investment made. I understand that if my application is incomplete in any way, it will not be reviewed. It will be excluded for this round.</text:p>
            <text:p text:style-name="P7"><text:soft-page-break/><text:a xlink:type="simple" xlink:href="https://www.shuttleworthfoundation.org/team" text:style-name="Internet_20_link" text:visited-style-name="Visited_20_Internet_20_Link"><text:span text:style-name="T3">Team</text:span></text:a><text:span text:style-name="T3"> </text:span><text:a xlink:type="simple" xlink:href="https://www.shuttleworthfoundation.org/thinking" text:style-name="Internet_20_link" text:visited-style-name="Visited_20_Internet_20_Link"><text:span text:style-name="T3">Thinking</text:span></text:a><text:span text:style-name="T3"> </text:span><text:a xlink:type="simple" xlink:href="https://www.shuttleworthfoundation.org/terms" text:style-name="Internet_20_link" text:visited-style-name="Visited_20_Internet_20_Link"><text:span text:style-name="T3">Terms</text:span></text:a><text:span text:style-name="T3"> </text:span><text:a xlink:type="simple" xlink:href="https://www.shuttleworthfoundation.org/privacy" text:style-name="Internet_20_link" text:visited-style-name="Visited_20_Internet_20_Link"><text:span text:style-name="T3">Privacy</text:span></text:a><text:span text:style-name="T3"> </text:span><text:a xlink:type="simple" xlink:href="https://www.shuttleworthfoundation.org/contact" text:style-name="Internet_20_link" text:visited-style-name="Visited_20_Internet_20_Link"><text:span text:style-name="T3">Contact</text:span></text:a><text:span text:style-name="T3"> </text:span></text:p>
            <text:p text:style-name="P4"><draw:frame draw:style-name="fr1" draw:name="Image3" text:anchor-type="as-char" svg:width="2.646cm" svg:height="0.847cm" draw:z-index="0"><draw:image xlink:href="Pictures/1000000000000064000000201935EAA5D2B3D217.png" xlink:type="simple" xlink:show="embed" xlink:actuate="onLoad"/><svg:title>Creative Commons Attribution ShareAlike 3.0 License</svg:title></draw:frame> </text:p>
            <text:p text:style-name="P4">This work is licensed under a<text:line-break/>Creative Commons Attribution -ShareAlike 3.0 License</text:p>
          </text:section>
        </text:section>
      </text:section>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1%"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cm" fo:margin-bottom="0.282cm" loext:contextual-spacing="false" fo:line-height="101%" fo:orphans="2" fo:widows="2" fo:hyphenation-ladder-count="no-limit" style:shadow="none" style:text-autospace="ideograph-alpha" style:punctuation-wrap="hanging" style:line-break="strict" style:tab-stop-distance="1.251cm" style:vertical-align="baseline" style:writing-mode="lr-tb"/>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02:24:04.235998850</meta:creation-date>
    <dc:date>2016-10-25T06:56:43.373878292</dc:date>
    <meta:editing-duration>PT1H59M48S</meta:editing-duration>
    <meta:editing-cycles>12</meta:editing-cycles>
    <meta:generator>LibreOffice/5.2.2.2$Linux_X86_64 LibreOffice_project/20m0$Build-2</meta:generator>
    <meta:document-statistic meta:table-count="0" meta:image-count="1" meta:object-count="0" meta:page-count="5" meta:paragraph-count="62" meta:word-count="1087" meta:character-count="6704" meta:non-whitespace-character-count="5669"/>
  </office:meta>
</office:document-meta>
</file>